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bold" fo:font-family="Arial" style:font-family-asian="Arial" style:font-family-complex="Arial" fo:background-color="transparent" style:use-window-font-color="true"/>
    </style:style>
    <style:style style:name="T2" style:family="text">
      <style:text-properties fo:font-size="14.00pt" fo:font-weight="bold" fo:font-family="Arial" style:font-family-asian="Arial" style:font-family-complex="Arial" fo:background-color="transparent" style:use-window-font-color="true"/>
    </style:style>
    <style:style style:name="T3" style:family="text">
      <style:text-properties fo:font-size="14.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4" style:family="text">
      <style:text-properties fo:font-size="14.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bold" fo:font-family="Arial" style:font-family-asian="Arial" style:font-family-complex="Arial" fo:background-color="transparent" style:use-window-font-color="true"/>
    </style:style>
    <style:style style:name="T7" style:family="text">
      <style:text-properties fo:font-size="14.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8" style:family="text">
      <style:text-properties fo:font-size="14.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24.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20.00pt" fo:font-weight="bold" fo:font-family="Arial" style:font-family-asian="Arial" style:font-family-complex="Arial" fo:background-color="transparent" style:use-window-font-color="true"/>
    </style:style>
    <style:style style:name="T13" style:family="text">
      <style:text-properties fo:font-size="14.00pt" fo:font-weight="bold" fo:font-family="Arial" style:font-family-asian="Arial" style:font-family-complex="Arial" fo:background-color="transparent" style:use-window-font-color="true"/>
    </style:style>
    <style:style style:name="T14" style:family="text">
      <style:text-properties fo:font-size="14.00pt" fo:font-weight="normal" fo:font-family="Calibri" style:font-family-asian="Calibri" style:font-family-complex="Calibri" fo:background-color="transparent" style:use-window-font-color="true"/>
    </style:style>
    <style:style style:name="T15" style:family="text">
      <style:text-properties fo:font-size="20.00pt" fo:font-weight="normal" fo:font-family="Arial" style:font-family-asian="Arial" style:font-family-complex="Arial"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20.00pt" fo:font-weight="normal" fo:font-family="Arial" style:font-family-asian="Arial" style:font-family-complex="Arial"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20.00pt" fo:font-weight="normal" fo:font-family="Arial" style:font-family-asian="Arial" style:font-family-complex="Arial"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20.00pt" fo:font-weight="normal" fo:font-family="Arial" style:font-family-asian="Arial" style:font-family-complex="Arial"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20.00pt" fo:font-weight="normal" fo:font-family="Arial" style:font-family-asian="Arial" style:font-family-complex="Arial"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20.00pt" fo:font-weight="normal" fo:font-family="Arial" style:font-family-asian="Arial" style:font-family-complex="Arial"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24.00pt" fo:font-weight="bold" fo:font-family="Arial" style:font-family-asian="Arial" style:font-family-complex="Arial" fo:background-color="transparent" style:use-window-font-color="true"/>
    </style:style>
    <style:style style:name="T28" style:family="text">
      <style:text-properties fo:font-size="20.00pt" fo:font-weight="bold" fo:font-family="Arial" style:font-family-asian="Arial" style:font-family-complex="Arial" fo:background-color="transparent" style:use-window-font-color="true"/>
    </style:style>
    <style:style style:name="T29" style:family="text">
      <style:text-properties fo:font-size="20.00pt" fo:font-weight="normal" fo:font-family="Arial" style:font-family-asian="Arial" style:font-family-complex="Arial" fo:background-color="transparent" style:use-window-font-color="true"/>
    </style:style>
    <style:style style:name="T30" style:family="text">
      <style:text-properties fo:font-size="14.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4.00pt" fo:font-weight="normal" fo:font-family="Calibri" style:font-family-asian="Calibri" style:font-family-complex="Calibri" fo:background-color="transparent" style:use-window-font-color="true"/>
    </style:style>
    <style:style style:name="T33" style:family="text">
      <style:text-properties fo:font-size="20.00pt" fo:font-weight="normal" fo:font-family="Arial" style:font-family-asian="Arial" style:font-family-complex="Arial" fo:background-color="transparent" style:use-window-font-color="true"/>
    </style:style>
    <style:style style:name="T34" style:family="text">
      <style:text-properties fo:font-size="14.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20.00pt" fo:font-weight="normal" fo:font-family="Arial" style:font-family-asian="Arial" style:font-family-complex="Arial" fo:background-color="transparent" style:use-window-font-color="true"/>
    </style:style>
    <style:style style:name="T37" style:family="text">
      <style:text-properties fo:font-size="14.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20.00pt" fo:font-weight="normal" fo:font-family="Arial" style:font-family-asian="Arial" style:font-family-complex="Arial" fo:background-color="transparent" style:use-window-font-color="true"/>
    </style:style>
    <style:style style:name="T40" style:family="text">
      <style:text-properties fo:font-size="14.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4.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20.00pt" fo:font-weight="normal" fo:font-family="Arial" style:font-family-asian="Arial" style:font-family-complex="Arial" fo:background-color="transparent" style:use-window-font-color="true"/>
    </style:style>
    <style:style style:name="T45" style:family="text">
      <style:text-properties fo:font-size="14.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4.00pt" fo:font-weight="normal" fo:font-family="Calibri" style:font-family-asian="Calibri" style:font-family-complex="Calibri" fo:background-color="transparent" style:use-window-font-color="true"/>
    </style:style>
    <style:style style:name="T48" style:family="text">
      <style:text-properties fo:font-size="14.00pt" fo:font-weight="normal" fo:font-family="'Cambria Math'" style:font-family-asian="'Cambria Math'" style:font-family-complex="'Cambria Math'" fo:background-color="transparent" style:use-window-font-color="true"/>
    </style:style>
    <style:style style:name="T49" style:family="text">
      <style:text-properties fo:font-size="14.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20.00pt" fo:font-weight="normal" fo:font-family="Arial" style:font-family-asian="Arial" style:font-family-complex="Arial" fo:background-color="transparent" style:use-window-font-color="true"/>
    </style:style>
    <style:style style:name="T52" style:family="text">
      <style:text-properties fo:font-size="14.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4.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20.00pt" fo:font-weight="normal" fo:font-family="Arial" style:font-family-asian="Arial" style:font-family-complex="Arial" fo:background-color="transparent" style:use-window-font-color="true"/>
    </style:style>
    <style:style style:name="T57" style:family="text">
      <style:text-properties fo:font-size="14.00pt" fo:font-weight="normal" fo:font-family="Calibri" style:font-family-asian="Calibri" style:font-family-complex="Calibri" fo:background-color="transparent" style:use-window-font-color="true"/>
    </style:style>
    <style:style style:name="T58" style:family="text">
      <style:text-properties fo:font-size="20.00pt" fo:font-weight="normal" fo:font-family="Arial" style:font-family-asian="Arial" style:font-family-complex="Arial" fo:background-color="transparent" style:use-window-font-color="true"/>
    </style:style>
    <style:style style:name="T59" style:family="text">
      <style:text-properties fo:font-size="14.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20.00pt" fo:font-weight="normal" fo:font-family="Arial" style:font-family-asian="Arial" style:font-family-complex="Arial" fo:background-color="transparent" style:use-window-font-color="true"/>
    </style:style>
    <style:style style:name="T62" style:family="text">
      <style:text-properties fo:font-size="14.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20.00pt" fo:font-weight="normal" fo:font-family="Arial" style:font-family-asian="Arial" style:font-family-complex="Arial" fo:background-color="transparent" style:use-window-font-color="true"/>
    </style:style>
    <style:style style:name="T65" style:family="text">
      <style:text-properties fo:font-size="14.00pt" fo:font-weight="normal" fo:font-family="Calibri" style:font-family-asian="Calibri" style:font-family-complex="Calibri" fo:background-color="transparent" style:use-window-font-color="true"/>
    </style:style>
    <style:style style:name="T66" style:family="text">
      <style:text-properties fo:font-size="14.00pt" fo:font-weight="normal" fo:font-family="'Cambria Math'" style:font-family-asian="'Cambria Math'" style:font-family-complex="'Cambria Math'" fo:background-color="transparent" style:use-window-font-color="true"/>
    </style:style>
    <style:style style:name="T67" style:family="text">
      <style:text-properties fo:font-size="14.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4.00pt" fo:font-weight="normal" fo:font-family="Calibri" style:font-family-asian="Calibri" style:font-family-complex="Calibri" fo:background-color="transparent" style:use-window-font-color="true"/>
    </style:style>
    <style:style style:name="T70" style:family="text">
      <style:text-properties fo:font-size="14.00pt" fo:font-weight="normal" fo:font-family="'Cambria Math'" style:font-family-asian="'Cambria Math'" style:font-family-complex="'Cambria Math'" fo:background-color="transparent" style:use-window-font-color="true"/>
    </style:style>
    <style:style style:name="T71" style:family="text">
      <style:text-properties fo:font-size="14.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20.00pt" fo:font-weight="normal" fo:font-family="Arial" style:font-family-asian="Arial" style:font-family-complex="Arial" fo:background-color="transparent" style:use-window-font-color="true"/>
    </style:style>
    <style:style style:name="T74" style:family="text">
      <style:text-properties fo:font-size="14.00pt" fo:font-weight="normal" fo:font-family="Calibri" style:font-family-asian="Calibri" style:font-family-complex="Calibri" fo:background-color="transparent" style:use-window-font-color="true"/>
    </style:style>
    <style:style style:name="T75" style:family="text">
      <style:text-properties fo:font-size="20.00pt" fo:font-weight="normal" fo:font-family="Arial" style:font-family-asian="Arial" style:font-family-complex="Arial" fo:background-color="transparent" style:use-window-font-color="true"/>
    </style:style>
    <style:style style:name="T76" style:family="text">
      <style:text-properties fo:font-size="14.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4.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4.00pt" fo:font-weight="normal"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20.00pt" fo:font-weight="normal" fo:font-family="Arial" style:font-family-asian="Arial" style:font-family-complex="Arial"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4.00pt" fo:font-weight="normal"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20.00pt" fo:font-weight="normal" fo:font-family="Arial" style:font-family-asian="Arial" style:font-family-complex="Arial" fo:background-color="transparent" style:use-window-font-color="true"/>
    </style:style>
    <style:style style:name="T87" style:family="text">
      <style:text-properties fo:font-size="14.00pt" fo:font-weight="normal"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4.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4.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12.00pt" fo:margin-bottom="6.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style:style style:name="P5" style:family="paragraph">
      <style:paragraph-properties fo:line-height="100.00%" fo:text-align="left" fo:margin-bottom="10.00pt"/>
    </style:style>
    <style:style style:name="P6" style:family="paragraph">
      <style:paragraph-properties fo:line-height="115.00%" fo:text-align="left" fo:margin-bottom="10.00pt"/>
    </style:style>
    <style:style style:name="P7" style:family="paragraph">
      <style:paragraph-properties fo:line-height="100.00%" fo:text-align="left" fo:margin-bottom="10.00pt"/>
    </style:style>
    <style:style style:name="P8" style:family="paragraph">
      <style:paragraph-properties fo:line-height="115.00%" fo:text-align="left" fo:margin-bottom="10.00pt"/>
    </style:style>
    <style:style style:name="P9" style:family="paragraph">
      <style:paragraph-properties fo:line-height="100.00%" fo:text-align="left" fo:margin-bottom="10.00pt"/>
    </style:style>
    <style:style style:name="P10" style:family="paragraph">
      <style:paragraph-properties fo:line-height="115.00%" fo:text-align="left" fo:margin-bottom="10.00pt"/>
    </style:style>
    <style:style style:name="P11" style:family="paragraph">
      <style:paragraph-properties fo:line-height="100.00%" fo:text-align="left" fo:margin-bottom="10.00pt"/>
    </style:style>
    <style:style style:name="P12" style:family="paragraph">
      <style:paragraph-properties fo:line-height="115.00%" fo:text-align="left" fo:margin-bottom="10.00pt"/>
    </style:style>
    <style:style style:name="P13" style:family="paragraph">
      <style:paragraph-properties fo:line-height="100.00%" fo:text-align="left" fo:margin-bottom="10.00pt"/>
    </style:style>
    <style:style style:name="P14" style:family="paragraph">
      <style:paragraph-properties fo:line-height="115.00%" fo:text-align="left" fo:margin-bottom="10.00pt"/>
    </style:style>
    <style:style style:name="P15" style:family="paragraph">
      <style:paragraph-properties fo:line-height="100.00%" fo:text-align="left" fo:margin-bottom="10.00pt"/>
    </style:style>
    <style:style style:name="P16" style:family="paragraph">
      <style:paragraph-properties fo:line-height="115.00%" fo:text-align="left" fo:margin-bottom="10.00pt"/>
    </style:style>
    <style:style style:name="P17" style:family="paragraph">
      <style:paragraph-properties fo:line-height="100.00%" fo:text-align="left" fo:margin-bottom="10.00pt"/>
    </style:style>
    <style:style style:name="P18" style:family="paragraph">
      <style:paragraph-properties fo:line-height="115.00%" fo:text-align="left" fo:margin-bottom="10.00pt"/>
    </style:style>
  </office:automatic-styles>
  <office:body>
    <office:text>
      <text:p text:style-name="P1"><text:span text:style-name="T1">PROJECT :ANALYSING FLIGHT DATA AND PREDICTING DELAYS<text:line-break/></text:span><text:span text:style-name="T2"><text:line-break/>MEMBERS: <text:line-break/>SHABBAR RAZA(FA17-BSCS-0002)</text:span></text:p>
      <text:p text:style-name="P1"><text:span text:style-name="T2"><text:s text:c="5"/>SAMIULLAH<text:s text:c="2"/>BALOCH(FA17-BSCS-0021)</text:span></text:p>
      <text:p text:style-name="P1"><text:span text:style-name="T2"><text:s text:c="7"/>EMAILS:<text:line-break/><text:s text:c="5"/></text:span><text:a xlink:href="mailto:fa17bscs0002@maju.edu.pk"><text:span text:style-name="T4">fa17bscs0002@maju.edu.pk</text:span></text:a><text:span text:style-name="T5"/></text:p>
      <text:p text:style-name="P1"><text:span text:style-name="T6"><text:s text:c="5"/></text:span><text:a xlink:href="mailto:fa17bscs0021@maju.edu.pk"><text:span text:style-name="T8">fa17bscs0021@maju.edu.pk</text:span></text:a><text:span text:style-name="T9"/></text:p>
      <text:p text:style-name="P1"><text:span text:style-name="T10">Acknowledgement: many thanks to Sir Awais Ahmed for the advices and help provided during this Project </text:span></text:p>
      <text:p text:style-name="P2"><text:span text:style-name="T11"><text:s text:c="18"/></text:span></text:p>
      <text:p text:style-name="P2"><text:span text:style-name="T12">INTRODUCTION:</text:span></text:p>
      <text:p text:style-name="P2"><text:span text:style-name="T13">The Problem??:“A problem well stated is a problem half solved.” ..."</text:span></text:p>
      <text:p text:style-name="P2"><text:span text:style-name="T14">Consider this we have a full multi-demensional flight data and we need to find the delays of the flights from this specific data. The data has flights info,airplanes info,airports info. Now to find the delay we need to find a realtion between these variables of all of the forementioned datas and connect the mathematical and logical dots to find the delays in all the flights.</text:span></text:p>
      <text:p text:style-name="P2"><text:span text:style-name="T14">Delays are more variable and diverse then we think there are take a few:</text:span></text:p>
      <text:p text:style-name="P2"><text:span text:style-name="T14">Carrier Delay. Carrier delay is within the control of the air carrier. ...</text:span></text:p>
      <text:p text:style-name="P2"><text:span text:style-name="T14">Late Arrival Delay. Arrival delay at an airport due to the late arrival of the same aircraft at a previous airport. ...</text:span></text:p>
      <text:p text:style-name="P2"><text:span text:style-name="T14">NAS Delay. ...</text:span></text:p>
      <text:p text:style-name="P2"><text:span text:style-name="T14">Security Delay. ...</text:span></text:p>
      <text:p text:style-name="P2"><text:span text:style-name="T14">Weather Delay. ...</text:span></text:p>
      <text:p text:style-name="P2"><text:span text:style-name="T14">OPSNET Delay Cause.</text:span></text:p>
      <text:p text:style-name="P2"><text:span text:style-name="T14">These the most frequent one and each of these delays are dependent upon different factors such as take weather delay are entirely dependent on the weather and the time of the flight and Security Delays are dependent on the destination and the element of suprise that is omni present ,So as you can see this data is a diverse as the person who interprets it </text:span></text:p>
      <text:p text:style-name="P2"><text:span text:style-name="T15">Preamble: overview of the dataset</text:span></text:p>
      <text:p text:style-name="P2"><text:span text:style-name="T16"/></text:p>
      <text:p text:style-name="P2"><text:span text:style-name="T17">1. Cleaning</text:span></text:p>
      <text:p text:style-name="P2"><text:span text:style-name="T18"/></text:p>
      <text:p text:style-name="P2"><text:span text:style-name="T19">1.1 Dates and times</text:span></text:p>
      <text:p text:style-name="P2"><text:span text:style-name="T19">1.2 Filling factor</text:span></text:p>
      <text:p text:style-name="P2"><text:span text:style-name="T19">2. Comparing airlines</text:span></text:p>
      <text:p text:style-name="P2"><text:span text:style-name="T20"/></text:p>
      <text:p text:style-name="P2"><text:span text:style-name="T21">2.1 Basic statistical description of airlines</text:span></text:p>
      <text:p text:style-name="P2"><text:span text:style-name="T21">2.2 Delays distribution: establishing the ranking of airlines</text:span></text:p>
      <text:p text:style-name="P2"><text:span text:style-name="T21">3. Delays: take-off or landing ?</text:span></text:p>
      <text:p text:style-name="P2"><text:span text:style-name="T21">4. Relation between the origin airport and delays</text:span></text:p>
      <text:p text:style-name="P2"><text:span text:style-name="T22"/></text:p>
      <text:p text:style-name="P2"><text:span text:style-name="T23">4.1 Geographical area covered by airlines</text:span></text:p>
      <text:p text:style-name="P2"><text:span text:style-name="T23">4.2 How the origin airport impact delays</text:span></text:p>
      <text:p text:style-name="P2"><text:span text:style-name="T23">4.3 Flights with usual delays ?</text:span></text:p>
      <text:p text:style-name="P2"><text:span text:style-name="T23">5. Predicting flight delays</text:span></text:p>
      <text:p text:style-name="P2"><text:span text:style-name="T24"/></text:p>
      <text:p text:style-name="P2"><text:span text:style-name="T25">Conclusion</text:span></text:p>
      <text:p text:style-name="P2"><text:span text:style-name="T26"/></text:p>
      <text:p text:style-name="P2"><text:span text:style-name="T27">Cleaning Of The DataSet</text:span><text:span text:style-name="T28">:</text:span></text:p>
      <text:p text:style-name="P2"><text:span text:style-name="T29">1.1 Dates and times:</text:span></text:p>
      <text:p text:style-name="P2"><text:span text:style-name="T30">In the initial dataframe, dates are coded according to 4 variables: YEAR, MONTH, DAY, and DAY_OF_WEEK. In fact, python offers the datetime format which is really convenient to work with dates and times and I thus convert the dates in this format:</text:span></text:p>
      <text:p text:style-name="P2"><text:span text:style-name="T31"/></text:p>
      <text:p text:style-name="P2"><text:span text:style-name="T32">Moreover, in the SCHEDULED_DEPARTURE variable, the hour of the take-off is coded as a float where the two first digits indicate the hour and the two last, the minutes. This format is not convenient and I thus convert it. Finally, I merge the take-off hour with the flight date. To proceed with these transformations, I define a few functions and I call them to modify the dataframe variables</text:span></text:p>
      <text:p text:style-name="P2"><text:span text:style-name="T32">Note that in practice, the content of the DEPARTURE_TIME and ARRIVAL_TIME variables can be a bit misleading since they don't contain the dates. For exemple, in the first entry of the dataframe, the scheduled departure is at 0h05 the 1st of January. The DEPARTURE_TIME variable indicates 23h54 and we thus don't know if the flight leaved before time or if there was a large delay. Hence, the DEPARTURE_DELAY and ARRIVAL_DELAY variables proves more useful since they directly provides the delays in minutes. Hence, in what follows, I will not use the DEPARTURE_TIME and ARRIVAL_TIME variables.</text:span></text:p>
      <text:p text:style-name="P2"><text:span text:style-name="T33">1.2 Filling factor:</text:span></text:p>
      <text:p text:style-name="P2"><text:span text:style-name="T34">Finally, I clean the dataframe throwing the variables I won't use and re-organize the columns to ease its reading I decide to proceed without trying to impute what's missing and I simply remove the entries that contain missing values.</text:span></text:p>
      <text:p text:style-name="P2"><text:span text:style-name="T35"/></text:p>
      <text:p text:style-name="P2"><text:span text:style-name="T36">2. Comparing airlines:</text:span></text:p>
      <text:p text:style-name="P2"><text:span text:style-name="T37">As said earlier, the AIRLINE variable contains the airline abreviations. Their full names can be retrieved from the airlines.csv file.</text:span></text:p>
      <text:p text:style-name="P2"><text:span text:style-name="T38"/></text:p>
      <text:p text:style-name="P2"><text:span text:style-name="T39">2.1 Basic statistical description of airlines:</text:span></text:p>
      <text:p text:style-name="P2"><text:span text:style-name="T40">As a first step, I consider all the flights from all carriers. Here, the aim is to classify the airlines with respect to their punctuality and for that purpose, I compute a few basic statisticial parameters</text:span></text:p>
      <text:p text:style-name="P2"><text:span text:style-name="T41"/></text:p>
      <text:p text:style-name="P3"><draw:frame text:anchor-type="as-char" svg:width="152.40mm" svg:height="133.61mm" style:rel-width="scale" style:rel-height="scale"><draw:object-ole xlink:href="OleObj1"/><draw:image xlink:href="ObjectReplacements/OleObj1"/></draw:frame><text:span text:style-name="T41"/></text:p>
      <text:p text:style-name="P4"><text:span text:style-name="T42">This representation gives a feeling on the dispersion of data and put in perspective the relative homogeneity that appeared in the second pie chart. Indeed, we see that while all mean delays are around 10 minutes, this low value is a consequence of the fact that a majority of flights take off on time. However, we see that occasionally, we can face really large delays that can reach a few tens of hours !</text:span></text:p>
      <text:p text:style-name="P5"><draw:frame text:anchor-type="as-char" svg:width="152.40mm" svg:height="79.90mm" style:rel-width="scale" style:rel-height="scale"><draw:object-ole xlink:href="OleObj2"/><draw:image xlink:href="ObjectReplacements/OleObj2"/></draw:frame><text:span text:style-name="T43"/></text:p>
      <text:p text:style-name="P6"><text:span text:style-name="T44">2.2 Delays distribution: establishing the ranking of airlines:</text:span></text:p>
      <text:p text:style-name="P6"><text:span text:style-name="T45">It was shown in the previous section that mean delays behave homogeneously among airlines (apart from two extrem cases) and is around 11 ± 7 minutes. Then, we saw that this low value is a consequence of the large proportion of flights that take off on time. However, occasionally, large delays can be registred. In this section, I examine more in details the distribution of delays for every airlines</text:span></text:p>
      <text:p text:style-name="P7"><draw:frame text:anchor-type="as-char" svg:width="152.40mm" svg:height="152.66mm" style:rel-width="scale" style:rel-height="scale"><draw:object-ole xlink:href="OleObj3"/><draw:image xlink:href="ObjectReplacements/OleObj3"/></draw:frame><text:span text:style-name="T46"/></text:p>
      <text:p text:style-name="P7"><draw:frame text:anchor-type="as-char" svg:width="152.40mm" svg:height="71.44mm" style:rel-width="scale" style:rel-height="scale"><draw:object-ole xlink:href="OleObj4"/><draw:image xlink:href="ObjectReplacements/OleObj4"/></draw:frame><text:span text:style-name="T46"/></text:p>
      <text:p text:style-name="P7"><text:span text:style-name="T47">The left panel of this figure gives an overview of the<text:s text:c="2"/>a<text:s text:c="2"/>and<text:s text:c="2"/>b<text:s text:c="2"/>coefficients of the 14 airlines showing that Hawaiian Airlines and Delta Airlines occupy the first two places. The right panel zooms on 12 other airlines. We can see that SouthWest Airlines, which represent<text:s text:c="2"/></text:span><text:span text:style-name="T48">∼</text:span><text:span text:style-name="T49"><text:s/>20% of the total number of flights is well ranked and occupy the third position. According to this ranking, SkyWest Airlines is the worst carrier.</text:span></text:p>
      <text:p text:style-name="P7"><text:span text:style-name="T50"/></text:p>
      <text:p text:style-name="P7"><text:span text:style-name="T50"/></text:p>
      <text:p text:style-name="P7"><text:span text:style-name="T51">3. Delays: take-off or landing ?:</text:span></text:p>
      <text:p text:style-name="P7"><text:span text:style-name="T52">In the previous section, all the discussion was done on departure delays. However, these delays differ somewhat from the delays recorded at arrival</text:span></text:p>
      <text:p text:style-name="P7"><draw:frame text:anchor-type="as-char" svg:width="152.40mm" svg:height="76.46mm" style:rel-width="scale" style:rel-height="scale"><draw:object-ole xlink:href="OleObj5"/><draw:image xlink:href="ObjectReplacements/OleObj5"/></draw:frame><text:span text:style-name="T53"/></text:p>
      <text:p text:style-name="P7"><text:span text:style-name="T54">On this figure, we can see that delays at arrival are generally lower than at departure. This indicates that airlines adjust their flight speed in order to reduce the delays at arrival. In what follows, I will just consider the delays at departure but one has to keep in mind that this can differ from arrival delays.</text:span></text:p>
      <text:p text:style-name="P8"><text:span text:style-name="T55"/></text:p>
      <text:p text:style-name="P8"><text:span text:style-name="T56">4. Relation between the origin airport and delays:</text:span></text:p>
      <text:p text:style-name="P8"><text:span text:style-name="T57">I will now try to define if there is a correlation between the delays registered and the airport of origin. I recall that in the dataset, the number of airports considered is</text:span></text:p>
      <text:p text:style-name="P8"><text:span text:style-name="T57">NOB of airport = 312</text:span></text:p>
      <text:p text:style-name="P8"><text:span text:style-name="T58">4.1 Geographical area covered by airlines:</text:span></text:p>
      <text:p text:style-name="P8"><text:span text:style-name="T59">Here, I have a quick look at the number of destination airports for each airline</text:span></text:p>
      <text:p text:style-name="P9"><draw:frame text:anchor-type="as-char" svg:width="152.40mm" svg:height="91.28mm" style:rel-width="scale" style:rel-height="scale"><draw:object-ole xlink:href="OleObj6"/><draw:image xlink:href="ObjectReplacements/OleObj6"/></draw:frame><text:span text:style-name="T60"/></text:p>
      <text:p text:style-name="P9"><draw:frame text:anchor-type="as-char" svg:width="152.40mm" svg:height="72.23mm" style:rel-width="scale" style:rel-height="scale"><draw:object-ole xlink:href="OleObj7"/><draw:image xlink:href="ObjectReplacements/OleObj7"/></draw:frame><text:span text:style-name="T60"/></text:p>
      <text:p text:style-name="P9"><text:span text:style-name="T61">4.2 How the origin airport impact delays</text:span></text:p>
      <text:p text:style-name="P9"><text:span text:style-name="T62">In this section, I will have a look at the variations of the delays with respect to the origin airport and for every airline. The first step thus consists in determining the mean delays per airport</text:span></text:p>
      <text:p text:style-name="P10"><text:span text:style-name="T62">Since the number of airports is quite large, a graph showing all the information at once would be a bit messy, since it would represent around 4400 values (i.e. 312 airports<text:s text:c="2"/>×<text:s text:c="2"/>14 airlines). Hence, I just represent a subset of the data</text:span></text:p>
      <text:p text:style-name="P11"><draw:frame text:anchor-type="as-char" svg:width="152.40mm" svg:height="161.93mm" style:rel-width="scale" style:rel-height="scale"><draw:object-ole xlink:href="OleObj8"/><draw:image xlink:href="ObjectReplacements/OleObj8"/></draw:frame><text:span text:style-name="T63"/></text:p>
      <text:p text:style-name="P12"><text:span text:style-name="T64">4.3 Flights with usual delays ?:</text:span></text:p>
      <text:p text:style-name="P12"><text:span text:style-name="T65">In the previous section, it has been seen that there is variability in delays when considering the different airlines and the different airports of origin. I'm now going to add a level of granularity by focusing not just on the original airports but on flights: origin<text:s text:c="2"/></text:span><text:span text:style-name="T66">→</text:span><text:span text:style-name="T67"><text:s text:c="2"/>destination. The objective here is to see if some flights are systematically delayed or if, on the contrary, there are flights that would always be on time.</text:span></text:p>
      <text:p text:style-name="P12"><text:span text:style-name="T68"/></text:p>
      <text:p text:style-name="P12"><text:span text:style-name="T69">In the following, I consider the case of a single airline. I list all the flights A<text:s text:c="2"/></text:span><text:span text:style-name="T70">→</text:span><text:span text:style-name="T71"><text:s text:c="2"/>B carried out by this company and for each of them, I create the list of delays that have been recorded</text:span></text:p>
      <text:p text:style-name="P12"><text:span text:style-name="T72"/></text:p>
      <text:p text:style-name="P12"><text:span text:style-name="T73">5.1 Model nº1: one airline, one airport:</text:span></text:p>
      <text:p text:style-name="P12"><text:span text:style-name="T74">I first decide to model the delays by considering separately the different airlines and by splitting the data according to the different home airports. This first model can be seen as a "try ball-model" that enables to identify problems that may arise at the production stage. When treating the whole dataset, the number of fits will be large. Hence we have to be sure that the automation of the whole process is robust enough to insure the quality of the fits.</text:span></text:p>
      <text:p text:style-name="P12"><text:span text:style-name="T75">5.2 Model nº2: Polynomial Linear model:<text:line-break/></text:span><text:span text:style-name="T76">The fit_polynome class allows you to perform all operations related to a fit and to save the results. When calling the split() method, the variable 'method' defines how the initial data is separated:</text:span></text:p>
      <text:p text:style-name="P12"><text:span text:style-name="T77"/></text:p>
      <text:p text:style-name="P12"><text:span text:style-name="T78">method = 'all' : all input data is used to train and then test the model</text:span></text:p>
      <text:p text:style-name="P12"><text:span text:style-name="T78">method = 'split' : we use the train_test_split() method of sklearn to define test &amp; training sets</text:span></text:p>
      <text:p text:style-name="P12"><text:span text:style-name="T78">Then, the other methods of the class have the following functions:</text:span></text:p>
      <text:p text:style-name="P12"><text:span text:style-name="T79"/></text:p>
      <text:p text:style-name="P12"><text:span text:style-name="T80">train (n) : drives the data on the training set and makes a polynomial of order n</text:span></text:p>
      <text:p text:style-name="P12"><text:span text:style-name="T80">predict (X) : calculates the Y points associated with the X input and for the previously driven model</text:span></text:p>
      <text:p text:style-name="P12"><text:span text:style-name="T80">calc_score () : calculates the model score in relation to the test set data</text:span></text:p>
      <text:p text:style-name="P12"><text:span text:style-name="T80">In order to illustrate the bias introduced by the selection of the test set, I proceed in the following way: I carry out several "train / test" separation of a data set and for each case, I fit polynomials of orders n = 1, 2 and 3 , by calculating their respective scores. Then, I show that according to the choice of separation, the best score can be obtained with any of the values ​​of n .</text:span></text:p>
      <text:p text:style-name="P12"><text:span text:style-name="T81"/></text:p>
      <text:p text:style-name="P13"><draw:frame text:anchor-type="as-char" svg:width="152.40mm" svg:height="71.17mm" style:rel-width="scale" style:rel-height="scale"><draw:object-ole xlink:href="OleObj9"/><draw:image xlink:href="ObjectReplacements/OleObj9"/></draw:frame><text:span text:style-name="T81"/></text:p>
      <text:p text:style-name="P14"><text:span text:style-name="T82">b) Selection by cross-validation:</text:span></text:p>
      <text:p text:style-name="P14"><text:span text:style-name="T83"/></text:p>
      <text:p text:style-name="P14"><text:span text:style-name="T84">One of the advantages of the cross-validation method is that it avoids the bias that has just been put forward when choosing the polynomial degree. In order to use this method, I define a new class that I will use later to perform the fits</text:span></text:p>
      <text:p text:style-name="P14"><text:span text:style-name="T84">train (n, nb_folds) : defined 'nb_folds' training sets from the initial dataset and drives a 'n' order polynomial on each of these sets. This method returns as a result the Y predictions obtained for the different test sets.</text:span></text:p>
      <text:p text:style-name="P14"><text:span text:style-name="T84">calc_score (n, nb_folds) : performs the same procedure as a train method except that this method calculates the fit score and not the predicted values ​​on the different test data.</text:span></text:p>
      <text:p text:style-name="P14"><text:span text:style-name="T84">By default, the 'K-fold' method is used by sklearn cross_val_predict () and cross_val_score () methods. These methods are deterministic in the choice of the K folds, which implies that for a fixed K value, the results obtained using these methods will always be identical.</text:span></text:p>
      <text:p text:style-name="P15"><draw:frame text:anchor-type="as-char" svg:width="152.40mm" svg:height="81.23mm" style:rel-width="scale" style:rel-height="scale"><draw:object-ole xlink:href="OleObj10"/><draw:image xlink:href="ObjectReplacements/OleObj10"/></draw:frame><text:span text:style-name="T85"/></text:p>
      <text:p text:style-name="P15"><text:span text:style-name="T86">5.2.1 Linear regression:</text:span></text:p>
      <text:p text:style-name="P15"><text:span text:style-name="T87">The matrices X and Y thus created can be used to perform a linear regression:</text:span></text:p>
      <text:p text:style-name="P15"><text:span text:style-name="T88"/></text:p>
      <text:p text:style-name="P15"><text:span text:style-name="T89">MSE = 89.7430736542</text:span></text:p>
      <text:p text:style-name="P15"><text:span text:style-name="T89">Here, I calculated the MSE score of the fit. In practice, we can have a feeling of the quality of the fit by considering the number of predictions where the differences with real values is greater than 15 minutes:</text:span></text:p>
      <text:p text:style-name="P15"><text:span text:style-name="T90"/></text:p>
      <text:p text:style-name="P15"><text:span text:style-name="T91">'5.30%'</text:span></text:p>
      <text:p text:style-name="P16"><text:span text:style-name="T91"><text:s/></text:span></text:p>
      <text:p text:style-name="P17"><draw:frame text:anchor-type="as-char" svg:width="152.40mm" svg:height="150.81mm" style:rel-width="scale" style:rel-height="scale"><draw:object-ole xlink:href="OleObj11"/><draw:image xlink:href="ObjectReplacements/OleObj11"/></draw:frame><text:span text:style-name="T92"/></text:p>
      <text:p text:style-name="P18"><text:span text:style-name="T9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